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adc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adc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adc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adc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adc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adc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adc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adc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adc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adc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adc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adc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adc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adc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adc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adc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adc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eonelys Sarai Monsalve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617298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el Jesús Monsalve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4245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9.87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